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6.274cm"/>
    </style:style>
    <style:style style:name="co6" style:family="table-column">
      <style:table-column-properties fo:break-before="auto" style:column-width="13.9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0.06pt solid #000000" fo:background-color="#00cccc" fo:border-left="0.06pt double #000000" style:border-line-width-left="0.002cm 0.035cm 0.002cm" fo:border-right="0.06pt solid #000000" fo:border-top="0.06pt double #000000" style:border-line-width-top="0.002cm 0.035cm 0.002cm" style:vertical-align="middle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06pt solid #000000" fo:border-left="0.06pt double #000000" style:border-line-width-left="0.002cm 0.035cm 0.002cm" fo:border-right="0.06pt solid #000000" fo:border-top="0.06pt solid #000000" style:vertical-align="middle"/>
    </style:style>
    <style:style style:name="ce4" style:family="table-cell" style:parent-style-name="Default">
      <style:table-cell-properties fo:border-bottom="0.06pt double #000000" style:border-line-width-bottom="0.002cm 0.035cm 0.002cm" fo:border-left="0.06pt double #000000" style:border-line-width-left="0.002cm 0.035cm 0.002cm" fo:border-right="0.06pt solid #000000" fo:border-top="0.06pt solid #000000" style:vertical-align="middle"/>
    </style:style>
    <style:style style:name="ce5" style:family="table-cell" style:parent-style-name="Default">
      <style:table-cell-properties fo:border-bottom="0.06pt solid #000000" fo:background-color="#00cccc" fo:border-left="0.06pt solid #000000" fo:border-right="0.06pt solid #000000" fo:border-top="0.06pt double #000000" style:border-line-width-top="0.002cm 0.035cm 0.002cm" style:vertical-align="middle"/>
      <style:text-properties fo:font-size="11pt" style:font-size-asian="11pt" style:font-size-complex="11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border-bottom="0.06pt double #000000" style:border-line-width-bottom="0.002cm 0.035cm 0.002cm" fo:border-left="0.06pt solid #000000" fo:border-right="0.06pt solid #000000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00cccc" fo:border-left="0.06pt solid #000000" fo:border-right="0.06pt double #000000" style:border-line-width-right="0.002cm 0.035cm 0.002cm" fo:border-top="0.06pt double #000000" style:border-line-width-top="0.002cm 0.035cm 0.002cm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wrap-option="wrap" fo:border-left="0.06pt solid #000000" fo:border-right="0.06pt double #000000" style:border-line-width-right="0.002cm 0.035cm 0.002cm" fo:border-top="0.06pt solid #000000" style:vertical-align="middle"/>
    </style:style>
    <style:style style:name="ce10" style:family="table-cell" style:parent-style-name="Default">
      <style:table-cell-properties fo:border-bottom="0.06pt double #000000" style:border-line-width-bottom="0.002cm 0.035cm 0.002cm" fo:wrap-option="wrap" fo:border-left="0.06pt solid #000000" fo:border-right="0.06pt double #000000" style:border-line-width-right="0.002cm 0.035cm 0.002cm" fo:border-top="0.06pt solid #000000" style:vertical-align="middle"/>
    </style:style>
  </office:automatic-styles>
  <office:body>
    <office:spreadsheet>
      <table:table table:name="工作表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/>
          <table:table-cell table:style-name="ce1" table:number-columns-repeated="3"/>
        </table:table-row>
        <table:table-row table:style-name="ro3">
          <table:table-cell/>
          <table:table-cell table:style-name="ce2" office:value-type="string">
            <text:p>源文件名</text:p>
          </table:table-cell>
          <table:table-cell table:style-name="ce5" office:value-type="string">
            <text:p>函数名</text:p>
          </table:table-cell>
          <table:table-cell table:style-name="ce8" office:value-type="string">
            <text:p>说明</text:p>
          </table:table-cell>
        </table:table-row>
        <table:table-row table:style-name="ro4">
          <table:table-cell/>
          <table:table-cell table:style-name="ce3" office:value-type="string">
            <text:p>kernel/kernel.asm</text:p>
          </table:table-cell>
          <table:table-cell table:style-name="ce6" office:value-type="string">
            <text:p>_start</text:p>
          </table:table-cell>
          <table:table-cell table:style-name="ce9" office:value-type="string">
            <text:p>内核入口函数。</text:p>
          </table:table-cell>
        </table:table-row>
        <table:table-row table:style-name="ro4">
          <table:table-cell/>
          <table:table-cell table:style-name="ce3"/>
          <table:table-cell table:style-name="ce6" office:value-type="string">
            <text:p>restart</text:p>
          </table:table-cell>
          <table:table-cell table:style-name="ce9" office:value-type="string">
            <text:p>重入。</text:p>
          </table:table-cell>
        </table:table-row>
        <table:table-row table:style-name="ro4">
          <table:table-cell/>
          <table:table-cell table:style-name="ce3"/>
          <table:table-cell table:style-name="ce6" office:value-type="string">
            <text:p>sys_call</text:p>
          </table:table-cell>
          <table:table-cell table:style-name="ce9" office:value-type="string">
            <text:p>系统调用。</text:p>
          </table:table-cell>
        </table:table-row>
        <table:table-row table:style-name="ro4">
          <table:table-cell/>
          <table:table-cell table:style-name="ce3"/>
          <table:table-cell table:style-name="ce6"/>
          <table:table-cell table:style-name="ce9"/>
        </table:table-row>
        <table:table-row table:style-name="ro5">
          <table:table-cell/>
          <table:table-cell table:style-name="ce3" office:value-type="string">
            <text:p>kernel/start.c</text:p>
          </table:table-cell>
          <table:table-cell table:style-name="ce6" office:value-type="string">
            <text:p>void cstart()</text:p>
          </table:table-cell>
          <table:table-cell table:style-name="ce9" office:value-type="string">
            <text:p>将LOADER.BIN中的GDT复制到新的GDT中，修改gdt_ptr使其指向新的GDT即gdt。填充IDI数据结构，初始化端口。</text:p>
          </table:table-cell>
        </table:table-row>
        <table:table-row table:style-name="ro4" table:number-rows-repeated="14">
          <table:table-cell/>
          <table:table-cell table:style-name="ce3"/>
          <table:table-cell table:style-name="ce6"/>
          <table:table-cell table:style-name="ce9"/>
        </table:table-row>
        <table:table-row table:style-name="ro4">
          <table:table-cell/>
          <table:table-cell table:style-name="ce4"/>
          <table:table-cell table:style-name="ce7"/>
          <table:table-cell table:style-name="ce10"/>
        </table:table-row>
        <table:table-row table:style-name="ro6" table:number-rows-repeated="104855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工作表2" table:style-name="ta1">
        <table:table-column table:style-name="co2" table:default-cell-style-name="Default"/>
        <table:table-row table:style-name="ro1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g </meta:initial-creator>
    <meta:creation-date>2012-06-24T23:50:50</meta:creation-date>
    <meta:generator>LibreOffice/3.5$Linux_X86_64 LibreOffice_project/350m1$Build-2</meta:generator>
    <dc:date>2012-06-25T01:02:41</dc:date>
    <dc:creator>hang </dc:creator>
    <meta:editing-duration>PT1H1M40S</meta:editing-duration>
    <meta:editing-cycles>6</meta:editing-cycles>
    <meta:document-statistic meta:table-count="3" meta:cell-count="13" meta:object-count="0"/>
  </office:meta>
</office:document-meta>
</file>